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7:48:47.6880722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3T17:49:31.688566572</dc:date>
    <meta:creation-date>2014-12-14T08:12:00Z</meta:creation-date>
    <meta:editing-cycles>608</meta:editing-cycles>
    <meta:editing-duration>P1DT37S</meta:editing-duration>
    <meta:generator>LibreOffice/7.2.0.4$Linux_X86_64 LibreOffice_project/9a9c6381e3f7a62afc1329bd359cc48accb6435b</meta:generator>
    <meta:document-statistic meta:table-count="11" meta:cell-count="1823" meta:object-count="0"/>
  </office:meta>
</office:document-meta>
</file>